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044" officeooo:paragraph-rsid="001c1044"/>
    </style:style>
    <style:style style:name="P2" style:family="paragraph" style:parent-style-name="Standard">
      <style:text-properties style:font-name="Courier 10 Pitch" fo:font-size="9pt" officeooo:rsid="001c1044" officeooo:paragraph-rsid="001c1044" style:font-size-asian="9pt" style:font-size-complex="9pt"/>
    </style:style>
    <style:style style:name="P3" style:family="paragraph" style:parent-style-name="Standard">
      <style:text-properties style:font-name="Courier 10 Pitch" fo:font-size="8pt" officeooo:rsid="001c1044" officeooo:paragraph-rsid="001c1044" style:font-size-asian="8pt" style:font-size-complex="8pt"/>
    </style:style>
    <style:style style:name="P4" style:family="paragraph" style:parent-style-name="Footer">
      <style:paragraph-properties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CSC Extension – Linux System Programming</text:p>
      <text:p text:style-name="P1">Homework #2</text:p>
      <text:p text:style-name="P1">Jae Yang Park (<text:a xlink:type="simple" xlink:href="mailto:jaeyangp@gmail.com" text:style-name="Internet_20_link" text:visited-style-name="Visited_20_Internet_20_Link">jaeyangp@gmail.com</text:a>)</text:p>
      <text:p text:style-name="P1"/>
      <text:p text:style-name="P1">2.1</text:p>
      <text:p text:style-name="P3">// Homework #2</text:p>
      <text:p text:style-name="P3">// Q 2.1</text:p>
      <text:p text:style-name="P3"/>
      <text:p text:style-name="P3">#define _POSIX_SOURCE 1</text:p>
      <text:p text:style-name="P3"/>
      <text:p text:style-name="P3">#include &lt;stdio.h&gt;</text:p>
      <text:p text:style-name="P3">#include &lt;stdlib.h&gt;</text:p>
      <text:p text:style-name="P3">#include &lt;sys/types.h&gt;</text:p>
      <text:p text:style-name="P3">#include &lt;sys/stat.h&gt;</text:p>
      <text:p text:style-name="P3">#include &lt;fcntl.h&gt;</text:p>
      <text:p text:style-name="P3">#include &lt;errno.h&gt;</text:p>
      <text:p text:style-name="P3">#include &lt;string.h&gt;</text:p>
      <text:p text:style-name="P3"/>
      <text:p text:style-name="P3"/>
      <text:p text:style-name="P3">int main(int argc, char **argv)</text:p>
      <text:p text:style-name="P3">{</text:p>
      <text:p text:style-name="P3"><text:tab/>int newfd;</text:p>
      <text:p text:style-name="P3"><text:tab/>int nchar = 0;</text:p>
      <text:p text:style-name="P3"><text:tab/>int nword = 0;</text:p>
      <text:p text:style-name="P3"><text:tab/>int nline = 0;</text:p>
      <text:p text:style-name="P3"><text:tab/>int c;</text:p>
      <text:p text:style-name="P3"/>
      <text:p text:style-name="P3"><text:tab/>if (argc == 1) {</text:p>
      <text:p text:style-name="P3"><text:tab/><text:tab/>fprintf(stderr, "No input text file!\n");</text:p>
      <text:p text:style-name="P3"><text:tab/><text:tab/>exit(1);</text:p>
      <text:p text:style-name="P3"><text:tab/>};</text:p>
      <text:p text:style-name="P3"/>
      <text:p text:style-name="P3"><text:tab/>char *rfn = argv[1];</text:p>
      <text:p text:style-name="P3"/>
      <text:p text:style-name="P3"><text:tab/>// stdin redirection</text:p>
      <text:p text:style-name="P3"><text:tab/>close(0);</text:p>
      <text:p text:style-name="P3"><text:tab/>newfd = open(rfn, O_RDONLY);</text:p>
      <text:p text:style-name="P3"/>
      <text:p text:style-name="P3"><text:tab/>if (newfd &lt; 0) {</text:p>
      <text:p text:style-name="P3"><text:tab/><text:tab/>fprintf(stderr, "Error: open `%s' failed: %s\n", rfn, strerror(errno));</text:p>
      <text:p text:style-name="P3"><text:tab/><text:tab/>exit(1);</text:p>
      <text:p text:style-name="P3"><text:tab/>}</text:p>
      <text:p text:style-name="P3"/>
      <text:p text:style-name="P3"><text:tab/>while ((c = getchar()) != EOF) {</text:p>
      <text:p text:style-name="P3"><text:tab/><text:tab/>//putchar(c);</text:p>
      <text:p text:style-name="P3"><text:tab/><text:tab/>nchar++;</text:p>
      <text:p text:style-name="P3"/>
      <text:p text:style-name="P3"><text:tab/><text:tab/>if (c == ' ')</text:p>
      <text:p text:style-name="P3"><text:tab/><text:tab/><text:tab/>nword++;</text:p>
      <text:p text:style-name="P3"/>
      <text:p text:style-name="P3"><text:tab/><text:tab/>if (c == '\n')</text:p>
      <text:p text:style-name="P3"><text:tab/><text:tab/><text:tab/>nline++;</text:p>
      <text:p text:style-name="P3"><text:tab/>}</text:p>
      <text:p text:style-name="P3"/>
      <text:p text:style-name="P3"><text:tab/>printf("\n%d characters, %d words, and %d lines in the %s!\n\n", nchar, nword, nline, rfn);</text:p>
      <text:p text:style-name="P3"/>
      <text:p text:style-name="P3"><text:tab/>close(newfd);</text:p>
      <text:p text:style-name="P3"><text:tab/>exit(0);</text:p>
      <text:p text:style-name="P3">}</text:p>
      <text:p text:style-name="P3"/>
      <text:p text:style-name="P2">2.2 a, b</text:p>
      <text:p text:style-name="P3">// Homework #2</text:p>
      <text:p text:style-name="P3">// Q 2.2</text:p>
      <text:p text:style-name="P3"/>
      <text:p text:style-name="P3">#define _POSIX_SOURCE 1</text:p>
      <text:p text:style-name="P3"><text:soft-page-break/></text:p>
      <text:p text:style-name="P3">#include &lt;stdio.h&gt;</text:p>
      <text:p text:style-name="P3">#include &lt;stdlib.h&gt;</text:p>
      <text:p text:style-name="P3">#include &lt;sys/types.h&gt;</text:p>
      <text:p text:style-name="P3">#include &lt;sys/stat.h&gt;</text:p>
      <text:p text:style-name="P3">#include &lt;fcntl.h&gt;</text:p>
      <text:p text:style-name="P3">#include &lt;errno.h&gt;</text:p>
      <text:p text:style-name="P3">#include &lt;string.h&gt;</text:p>
      <text:p text:style-name="P3">#include &lt;unistd.h&gt;</text:p>
      <text:p text:style-name="P3"/>
      <text:p text:style-name="P3"/>
      <text:p text:style-name="P3">int main(int argc, char **argv)</text:p>
      <text:p text:style-name="P3">{</text:p>
      <text:p text:style-name="P3"><text:tab/>int newfd;</text:p>
      <text:p text:style-name="P3"><text:tab/>char *cp;</text:p>
      <text:p text:style-name="P3"><text:tab/>size_t nc;</text:p>
      <text:p text:style-name="P3"/>
      <text:p text:style-name="P3"><text:tab/>if (argc == 1) {</text:p>
      <text:p text:style-name="P3"><text:tab/><text:tab/>fprintf(stderr, "No input text file!\n");</text:p>
      <text:p text:style-name="P3"><text:tab/><text:tab/>exit(1);</text:p>
      <text:p text:style-name="P3"><text:tab/>};</text:p>
      <text:p text:style-name="P3"/>
      <text:p text:style-name="P3"><text:tab/>char *rfn;</text:p>
      <text:p text:style-name="P3"><text:tab/>int i;</text:p>
      <text:p text:style-name="P3"/>
      <text:p text:style-name="P3"><text:tab/>// stdin redirection</text:p>
      <text:p text:style-name="P3"><text:tab/>close(0);</text:p>
      <text:p text:style-name="P3"/>
      <text:p text:style-name="P3"><text:tab/>for (i = 0; i &lt; (argc-1); i++) {</text:p>
      <text:p text:style-name="P3"><text:tab/><text:tab/>rfn = argv[i+1];</text:p>
      <text:p text:style-name="P3"/>
      <text:p text:style-name="P3"><text:tab/><text:tab/>newfd = open(rfn, O_RDONLY);</text:p>
      <text:p text:style-name="P3"/>
      <text:p text:style-name="P3"><text:tab/><text:tab/>if (newfd &lt; 0) {</text:p>
      <text:p text:style-name="P3"><text:tab/><text:tab/><text:tab/>fprintf(stderr, "Error: open `%s' failed: %s\n", rfn, strerror(errno));</text:p>
      <text:p text:style-name="P3"><text:tab/><text:tab/><text:tab/>exit(1);</text:p>
      <text:p text:style-name="P3"><text:tab/><text:tab/>}</text:p>
      <text:p text:style-name="P3"/>
      <text:p text:style-name="P3"><text:tab/><text:tab/>cp = (char *)malloc(sizeof(char));</text:p>
      <text:p text:style-name="P3"/>
      <text:p text:style-name="P3"><text:tab/><text:tab/>while ((nc = read(newfd, cp, 1))) {</text:p>
      <text:p text:style-name="P3"><text:tab/><text:tab/><text:tab/>putchar(*cp);</text:p>
      <text:p text:style-name="P3"><text:tab/><text:tab/>}</text:p>
      <text:p text:style-name="P3"/>
      <text:p text:style-name="P3"><text:tab/><text:tab/>close(newfd);</text:p>
      <text:p text:style-name="P3"><text:tab/><text:tab/>free(cp);</text:p>
      <text:p text:style-name="P3"><text:tab/>}</text:p>
      <text:p text:style-name="P3"/>
      <text:p text:style-name="P3"><text:tab/>exit(0);</text:p>
      <text:p text:style-name="P3">}</text:p>
      <text:p text:style-name="P3"/>
      <text:p text:style-name="P3">// Homework #2</text:p>
      <text:p text:style-name="P3">// Q 2.2B</text:p>
      <text:p text:style-name="P3"/>
      <text:p text:style-name="P3">#define _POSIX_SOURCE 1</text:p>
      <text:p text:style-name="P3"/>
      <text:p text:style-name="P3">#include &lt;stdio.h&gt;</text:p>
      <text:p text:style-name="P3">#include &lt;stdlib.h&gt;</text:p>
      <text:p text:style-name="P3">#include &lt;sys/types.h&gt;</text:p>
      <text:p text:style-name="P3">#include &lt;sys/stat.h&gt;</text:p>
      <text:p text:style-name="P3">#include &lt;fcntl.h&gt;</text:p>
      <text:p text:style-name="P3">#include &lt;errno.h&gt;</text:p>
      <text:p text:style-name="P3">#include &lt;string.h&gt;</text:p>
      <text:p text:style-name="P3"/>
      <text:p text:style-name="P3"/>
      <text:p text:style-name="P3">int main(int argc, char **argv)</text:p>
      <text:p text:style-name="P3">{</text:p>
      <text:p text:style-name="P3"><text:soft-page-break/><text:tab/>int newfd;</text:p>
      <text:p text:style-name="P3"><text:tab/>int c;</text:p>
      <text:p text:style-name="P3"/>
      <text:p text:style-name="P3"><text:tab/>if (argc == 1) {</text:p>
      <text:p text:style-name="P3"><text:tab/><text:tab/>fprintf(stderr, "No input text file!\n");</text:p>
      <text:p text:style-name="P3"><text:tab/><text:tab/>exit(1);</text:p>
      <text:p text:style-name="P3"><text:tab/>};</text:p>
      <text:p text:style-name="P3"/>
      <text:p text:style-name="P3"><text:tab/>char *rfn;</text:p>
      <text:p text:style-name="P3"><text:tab/>int i;</text:p>
      <text:p text:style-name="P3"><text:tab/>int line_flag = 0;</text:p>
      <text:p text:style-name="P3"/>
      <text:p text:style-name="P3"><text:tab/>// stdin redirection</text:p>
      <text:p text:style-name="P3"><text:tab/>close(0);</text:p>
      <text:p text:style-name="P3"/>
      <text:p text:style-name="P3"><text:tab/>for (i = 1; i &lt; argc; i++) {</text:p>
      <text:p text:style-name="P3"><text:tab/><text:tab/>if (!strcmp(argv[1], "-l")) { </text:p>
      <text:p text:style-name="P3"><text:tab/><text:tab/><text:tab/>if (i &gt; (argc-2))</text:p>
      <text:p text:style-name="P3"><text:tab/><text:tab/><text:tab/><text:tab/>break;</text:p>
      <text:p text:style-name="P3"/>
      <text:p text:style-name="P3"><text:tab/><text:tab/><text:tab/>rfn = argv[i+1];</text:p>
      <text:p text:style-name="P3"><text:tab/><text:tab/><text:tab/>line_flag = 1;</text:p>
      <text:p text:style-name="P3"><text:tab/><text:tab/>} else {</text:p>
      <text:p text:style-name="P3"><text:tab/><text:tab/><text:tab/>rfn = argv[i];</text:p>
      <text:p text:style-name="P3"><text:tab/><text:tab/>}</text:p>
      <text:p text:style-name="P3"/>
      <text:p text:style-name="P3"><text:tab/><text:tab/>newfd = open(rfn, O_RDONLY);</text:p>
      <text:p text:style-name="P3"/>
      <text:p text:style-name="P3"><text:tab/><text:tab/>if (newfd &lt; 0) {</text:p>
      <text:p text:style-name="P3"><text:tab/><text:tab/><text:tab/>fprintf(stderr, "Error: open `%s' failed: %s\n", rfn, strerror(errno));</text:p>
      <text:p text:style-name="P3"><text:tab/><text:tab/><text:tab/>exit(1);</text:p>
      <text:p text:style-name="P3"><text:tab/><text:tab/>}</text:p>
      <text:p text:style-name="P3"/>
      <text:p text:style-name="P3"><text:tab/><text:tab/>if (line_flag) {</text:p>
      <text:p text:style-name="P3"><text:tab/><text:tab/><text:tab/>printf("# ");</text:p>
      <text:p text:style-name="P3"><text:tab/><text:tab/><text:tab/>while ((c = getchar()) != EOF) {</text:p>
      <text:p text:style-name="P3"><text:tab/><text:tab/><text:tab/><text:tab/>if (c == '\n') {</text:p>
      <text:p text:style-name="P3"><text:tab/><text:tab/><text:tab/><text:tab/><text:tab/>putchar('\n');</text:p>
      <text:p text:style-name="P3"><text:tab/><text:tab/><text:tab/><text:tab/><text:tab/>putchar('#');</text:p>
      <text:p text:style-name="P3"><text:tab/><text:tab/><text:tab/><text:tab/><text:tab/>putchar(' ');</text:p>
      <text:p text:style-name="P3"><text:tab/><text:tab/><text:tab/><text:tab/>} else </text:p>
      <text:p text:style-name="P3"><text:tab/><text:tab/><text:tab/><text:tab/><text:tab/>putchar(c);</text:p>
      <text:p text:style-name="P3"><text:tab/><text:tab/><text:tab/>}</text:p>
      <text:p text:style-name="P3"><text:tab/><text:tab/>} else {</text:p>
      <text:p text:style-name="P3"><text:tab/><text:tab/><text:tab/>while ((c = getchar()) != EOF) {</text:p>
      <text:p text:style-name="P3"><text:tab/><text:tab/><text:tab/><text:tab/>putchar(c);</text:p>
      <text:p text:style-name="P3"><text:tab/><text:tab/><text:tab/>}</text:p>
      <text:p text:style-name="P3"><text:tab/><text:tab/>}</text:p>
      <text:p text:style-name="P3"/>
      <text:p text:style-name="P3"><text:tab/><text:tab/>close(newfd);</text:p>
      <text:p text:style-name="P3"><text:tab/>}</text:p>
      <text:p text:style-name="P3"/>
      <text:p text:style-name="P3"><text:tab/>putchar('\n');</text:p>
      <text:p text:style-name="P3"/>
      <text:p text:style-name="P3"><text:tab/>exit(0);</text:p>
      <text:p text:style-name="P3">}</text:p>
      <text:p text:style-name="P3"/>
      <text:p text:style-name="P3">2.3</text:p>
      <text:p text:style-name="P3">// Q2.3</text:p>
      <text:p text:style-name="P3"/>
      <text:p text:style-name="P3">#include &lt;stdio.h&gt;</text:p>
      <text:p text:style-name="P3">#include &lt;unistd.h&gt;</text:p>
      <text:p text:style-name="P3"/>
      <text:p text:style-name="P3">int main()</text:p>
      <text:p text:style-name="P3">{</text:p>
      <text:p text:style-name="P3"><text:tab/>printf("Maximum number of open files = %ld\n", sysconf(_SC_OPEN_MAX));</text:p>
      <text:p text:style-name="P3"/>
      <text:p text:style-name="P3"><text:soft-page-break/><text:tab/>return 0;</text:p>
      <text:p text:style-name="P3">}</text:p>
      <text:p text:style-name="P3"/>
      <text:p text:style-name="P3">2.4</text:p>
      <text:p text:style-name="P3">// Homework #2</text:p>
      <text:p text:style-name="P3">// Q 2.4</text:p>
      <text:p text:style-name="P3"/>
      <text:p text:style-name="P3">#define _POSIX_SOURCE 1</text:p>
      <text:p text:style-name="P3"/>
      <text:p text:style-name="P3">#include &lt;stdio.h&gt;</text:p>
      <text:p text:style-name="P3">#include &lt;stdlib.h&gt;</text:p>
      <text:p text:style-name="P3">#include &lt;sys/types.h&gt;</text:p>
      <text:p text:style-name="P3">#include &lt;sys/stat.h&gt;</text:p>
      <text:p text:style-name="P3">#include &lt;fcntl.h&gt;</text:p>
      <text:p text:style-name="P3">#include &lt;errno.h&gt;</text:p>
      <text:p text:style-name="P3">#include &lt;string.h&gt;</text:p>
      <text:p text:style-name="P3">#include &lt;unistd.h&gt;</text:p>
      <text:p text:style-name="P3"/>
      <text:p text:style-name="P3">int main(int argc, char **argv)</text:p>
      <text:p text:style-name="P3">{</text:p>
      <text:p text:style-name="P3"><text:tab/>int newfd, newfd1;</text:p>
      <text:p text:style-name="P3"><text:tab/>int c;</text:p>
      <text:p text:style-name="P3"/>
      <text:p text:style-name="P3"><text:tab/>if (argc == 1) {</text:p>
      <text:p text:style-name="P3"><text:tab/><text:tab/>fprintf(stderr, "No input text file!\n");</text:p>
      <text:p text:style-name="P3"><text:tab/><text:tab/>exit(1);</text:p>
      <text:p text:style-name="P3"><text:tab/>};</text:p>
      <text:p text:style-name="P3"/>
      <text:p text:style-name="P3"><text:tab/>char *rfn = argv[1];</text:p>
      <text:p text:style-name="P3"><text:tab/>char *wfn = "my_new_file.txt";</text:p>
      <text:p text:style-name="P3"/>
      <text:p text:style-name="P3"><text:tab/>newfd = open(rfn, O_RDONLY);</text:p>
      <text:p text:style-name="P3"/>
      <text:p text:style-name="P3"><text:tab/>if (newfd &lt; 0) {</text:p>
      <text:p text:style-name="P3"><text:tab/><text:tab/>fprintf(stderr, "Error: open %s failed\n", rfn);</text:p>
      <text:p text:style-name="P3"><text:tab/><text:tab/>exit(1);</text:p>
      <text:p text:style-name="P3"><text:tab/>}</text:p>
      <text:p text:style-name="P3"/>
      <text:p text:style-name="P3"><text:tab/>if (dup2(newfd, 0) != 0) {</text:p>
      <text:p text:style-name="P3"><text:tab/><text:tab/>fprintf(stderr, "Error: could not dup2 %s\n", rfn);</text:p>
      <text:p text:style-name="P3"><text:tab/><text:tab/>exit(1);</text:p>
      <text:p text:style-name="P3"><text:tab/>}</text:p>
      <text:p text:style-name="P3"/>
      <text:p text:style-name="P3"><text:tab/>close(newfd);</text:p>
      <text:p text:style-name="P3"/>
      <text:p text:style-name="P3"><text:tab/>newfd1 = open(wfn, O_CREAT | O_WRONLY | O_TRUNC, S_IRUSR | S_IWUSR | S_IRGRP | S_IROTH);</text:p>
      <text:p text:style-name="P3"/>
      <text:p text:style-name="P3"><text:tab/>if (newfd1 &lt; 0) {</text:p>
      <text:p text:style-name="P3"><text:tab/><text:tab/>fprintf(stderr, "Error: open %s failed\n", wfn);</text:p>
      <text:p text:style-name="P3"><text:tab/><text:tab/>exit(1);</text:p>
      <text:p text:style-name="P3"><text:tab/>}</text:p>
      <text:p text:style-name="P3"/>
      <text:p text:style-name="P3"><text:tab/>if (dup2(newfd1, 1) != 1) {</text:p>
      <text:p text:style-name="P3"><text:tab/><text:tab/>fprintf(stderr, "Error: could not dup2 %s\n", wfn);</text:p>
      <text:p text:style-name="P3"><text:tab/><text:tab/>exit(1);</text:p>
      <text:p text:style-name="P3"><text:tab/>}</text:p>
      <text:p text:style-name="P3"/>
      <text:p text:style-name="P3"><text:tab/>close(newfd1);</text:p>
      <text:p text:style-name="P3"/>
      <text:p text:style-name="P3"><text:tab/>while ((c = getchar()) != EOF) {</text:p>
      <text:p text:style-name="P3"><text:tab/><text:tab/>putchar(c);</text:p>
      <text:p text:style-name="P3"><text:tab/>}</text:p>
      <text:p text:style-name="P3"/>
      <text:p text:style-name="P3"><text:tab/>close(0);</text:p>
      <text:p text:style-name="P3"><text:tab/>close(1);</text:p>
      <text:p text:style-name="P3"><text:tab/>exit(0);</text:p>
      <text:p text:style-name="P3">}</text:p>
      <text:p text:style-name="P3"><text:soft-page-break/></text:p>
      <text:p text:style-name="P3">2.5 a</text:p>
      <text:p text:style-name="P3">// Q 2.5A</text:p>
      <text:p text:style-name="P3"/>
      <text:p text:style-name="P3">#include &lt;stdio.h&gt;</text:p>
      <text:p text:style-name="P3">#include &lt;stdlib.h&gt;</text:p>
      <text:p text:style-name="P3">#include &lt;sys/types.h&gt;</text:p>
      <text:p text:style-name="P3">#include &lt;dirent.h&gt;</text:p>
      <text:p text:style-name="P3">#include &lt;string.h&gt;</text:p>
      <text:p text:style-name="P3"/>
      <text:p text:style-name="P3">int main(int argc, char **argv)</text:p>
      <text:p text:style-name="P3">{</text:p>
      <text:p text:style-name="P3"><text:tab/>DIR *dirp;</text:p>
      <text:p text:style-name="P3"><text:tab/>struct dirent *dp;</text:p>
      <text:p text:style-name="P3"><text:tab/>char *dir_name;</text:p>
      <text:p text:style-name="P3"/>
      <text:p text:style-name="P3"><text:tab/>dir_name = ".";</text:p>
      <text:p text:style-name="P3"/>
      <text:p text:style-name="P3"><text:tab/>dirp = opendir(dir_name);</text:p>
      <text:p text:style-name="P3"/>
      <text:p text:style-name="P3"><text:tab/>if (dirp == NULL) {</text:p>
      <text:p text:style-name="P3"><text:tab/><text:tab/>fprintf(stderr, "Error: can't open '%s'\n", dir_name);</text:p>
      <text:p text:style-name="P3"><text:tab/><text:tab/>exit(1);</text:p>
      <text:p text:style-name="P3"><text:tab/>}</text:p>
      <text:p text:style-name="P3"/>
      <text:p text:style-name="P3"><text:tab/>while ((dp = readdir(dirp)) != NULL) {</text:p>
      <text:p text:style-name="P3"><text:tab/><text:tab/>if (strcmp(dp-&gt;d_name, ".") == 0 || strcmp(dp-&gt;d_name, "..") == 0) </text:p>
      <text:p text:style-name="P3"><text:tab/><text:tab/><text:tab/>continue;</text:p>
      <text:p text:style-name="P3"><text:tab/><text:tab/>else</text:p>
      <text:p text:style-name="P3"><text:tab/><text:tab/><text:tab/>printf("%s \n", dp-&gt;d_name);</text:p>
      <text:p text:style-name="P3"><text:tab/>}</text:p>
      <text:p text:style-name="P3"><text:tab/></text:p>
      <text:p text:style-name="P3"><text:tab/>closedir(dirp);</text:p>
      <text:p text:style-name="P3">}</text:p>
      <text:p text:style-name="P3"/>
      <text:p text:style-name="P3">2.5 b</text:p>
      <text:p text:style-name="P3">// Q 2.5B</text:p>
      <text:p text:style-name="P3"/>
      <text:p text:style-name="P3">#include &lt;stdio.h&gt;</text:p>
      <text:p text:style-name="P3">#include &lt;stdlib.h&gt;</text:p>
      <text:p text:style-name="P3">#include &lt;sys/types.h&gt;</text:p>
      <text:p text:style-name="P3">#include &lt;dirent.h&gt;</text:p>
      <text:p text:style-name="P3">#include &lt;string.h&gt;</text:p>
      <text:p text:style-name="P3"/>
      <text:p text:style-name="P3">int main(int argc, char **argv)</text:p>
      <text:p text:style-name="P3">{</text:p>
      <text:p text:style-name="P3"><text:tab/>DIR *dirp;</text:p>
      <text:p text:style-name="P3"><text:tab/>struct dirent *dp;</text:p>
      <text:p text:style-name="P3"><text:tab/>char *dir_name;</text:p>
      <text:p text:style-name="P3"/>
      <text:p text:style-name="P3"><text:tab/>if (argc == 1)</text:p>
      <text:p text:style-name="P3"><text:tab/><text:tab/>dir_name = ".";</text:p>
      <text:p text:style-name="P3"><text:tab/>else</text:p>
      <text:p text:style-name="P3"><text:tab/><text:tab/>dir_name = argv[1];</text:p>
      <text:p text:style-name="P3"/>
      <text:p text:style-name="P3"><text:tab/>dirp = opendir(dir_name);</text:p>
      <text:p text:style-name="P3"/>
      <text:p text:style-name="P3"><text:tab/>if (dirp == NULL) {</text:p>
      <text:p text:style-name="P3"><text:tab/><text:tab/>fprintf(stderr, "Error: can't open '%s'\n", dir_name);</text:p>
      <text:p text:style-name="P3"><text:tab/><text:tab/>exit(1);</text:p>
      <text:p text:style-name="P3"><text:tab/>}</text:p>
      <text:p text:style-name="P3"/>
      <text:p text:style-name="P3"><text:tab/>while ((dp = readdir(dirp)) != NULL) {</text:p>
      <text:p text:style-name="P3"><text:tab/><text:tab/>if (strcmp(dp-&gt;d_name, ".") == 0 || strcmp(dp-&gt;d_name, "..") == 0) </text:p>
      <text:p text:style-name="P3"><text:tab/><text:tab/><text:tab/>continue;</text:p>
      <text:p text:style-name="P3"><text:tab/><text:tab/>else</text:p>
      <text:p text:style-name="P3"><text:tab/><text:tab/><text:tab/>printf("%s \n", dp-&gt;d_name);</text:p>
      <text:p text:style-name="P3"><text:soft-page-break/><text:tab/>}</text:p>
      <text:p text:style-name="P3"><text:tab/></text:p>
      <text:p text:style-name="P3"><text:tab/>closedir(dirp);</text:p>
      <text:p text:style-name="P3">}</text:p>
      <text:p text:style-name="P3"/>
      <text:p text:style-name="P3">2.5 c</text:p>
      <text:p text:style-name="P3">// Q 2.5C</text:p>
      <text:p text:style-name="P3"/>
      <text:p text:style-name="P3">#define _POSIX_SOURCE 1</text:p>
      <text:p text:style-name="P3"/>
      <text:p text:style-name="P3">#include &lt;stdio.h&gt;</text:p>
      <text:p text:style-name="P3">#include &lt;stdlib.h&gt;</text:p>
      <text:p text:style-name="P3">#include &lt;sys/types.h&gt;</text:p>
      <text:p text:style-name="P3">#include &lt;sys/stat.h&gt;</text:p>
      <text:p text:style-name="P3">#include &lt;dirent.h&gt;</text:p>
      <text:p text:style-name="P3">#include &lt;string.h&gt;</text:p>
      <text:p text:style-name="P3">#include &lt;errno.h&gt;</text:p>
      <text:p text:style-name="P3">#include &lt;time.h&gt;</text:p>
      <text:p text:style-name="P3"/>
      <text:p text:style-name="P3">int main(int argc, char **argv)</text:p>
      <text:p text:style-name="P3">{</text:p>
      <text:p text:style-name="P3"><text:tab/>DIR *dirp;</text:p>
      <text:p text:style-name="P3"><text:tab/>struct dirent *dp;</text:p>
      <text:p text:style-name="P3"><text:tab/>struct stat *statinfo;</text:p>
      <text:p text:style-name="P3"><text:tab/>char *dir_name;</text:p>
      <text:p text:style-name="P3"/>
      <text:p text:style-name="P3"><text:tab/>int long_list = 0;</text:p>
      <text:p text:style-name="P3"/>
      <text:p text:style-name="P3"><text:tab/>if (argc == 1)</text:p>
      <text:p text:style-name="P3"><text:tab/><text:tab/>dir_name = ".";</text:p>
      <text:p text:style-name="P3"><text:tab/>else if (strcmp(argv[1], "-l")==0){</text:p>
      <text:p text:style-name="P3"><text:tab/><text:tab/>dir_name = argv[2];</text:p>
      <text:p text:style-name="P3"><text:tab/><text:tab/>long_list = 1;</text:p>
      <text:p text:style-name="P3"><text:tab/>} else {</text:p>
      <text:p text:style-name="P3"><text:tab/><text:tab/>dir_name = argv[1];</text:p>
      <text:p text:style-name="P3"><text:tab/>}</text:p>
      <text:p text:style-name="P3"/>
      <text:p text:style-name="P3"><text:tab/>if (long_list) {</text:p>
      <text:p text:style-name="P3"><text:tab/><text:tab/>statinfo = (struct stat *)malloc(sizeof(struct stat));</text:p>
      <text:p text:style-name="P3"/>
      <text:p text:style-name="P3"><text:tab/><text:tab/>if (stat(dir_name, statinfo) != 0)</text:p>
      <text:p text:style-name="P3"><text:tab/><text:tab/><text:tab/>fprintf(stderr, "stat() failed: %s\n", strerror(errno));</text:p>
      <text:p text:style-name="P3"><text:tab/><text:tab/>else {</text:p>
      <text:p text:style-name="P3"><text:tab/><text:tab/><text:tab/>printf("%07o\t%s\t%10lu\t%s\n", statinfo-&gt;st_mode, dir_name, statinfo-&gt;st_size, ctime(&amp;statinfo-&gt;st_atime));</text:p>
      <text:p text:style-name="P3"><text:tab/><text:tab/>}</text:p>
      <text:p text:style-name="P3"/>
      <text:p text:style-name="P3"><text:tab/><text:tab/>exit(0);</text:p>
      <text:p text:style-name="P3"><text:tab/>}</text:p>
      <text:p text:style-name="P3"><text:tab/>else {</text:p>
      <text:p text:style-name="P3"><text:tab/><text:tab/>dirp = opendir(dir_name);</text:p>
      <text:p text:style-name="P3"/>
      <text:p text:style-name="P3"><text:tab/><text:tab/>if (dirp == NULL) {</text:p>
      <text:p text:style-name="P3"><text:tab/><text:tab/><text:tab/>fprintf(stderr, "Error: can't open '%s'\n", dir_name);</text:p>
      <text:p text:style-name="P3"><text:tab/><text:tab/><text:tab/>exit(1);</text:p>
      <text:p text:style-name="P3"><text:tab/><text:tab/>}</text:p>
      <text:p text:style-name="P3"/>
      <text:p text:style-name="P3"><text:tab/><text:tab/>while ((dp = readdir(dirp)) != NULL) {</text:p>
      <text:p text:style-name="P3"><text:tab/><text:tab/><text:tab/>if (strcmp(dp-&gt;d_name, ".") == 0 || strcmp(dp-&gt;d_name, "..") == 0) </text:p>
      <text:p text:style-name="P3"><text:tab/><text:tab/><text:tab/><text:tab/>continue;</text:p>
      <text:p text:style-name="P3"><text:tab/><text:tab/><text:tab/>else</text:p>
      <text:p text:style-name="P3"><text:tab/><text:tab/><text:tab/><text:tab/>printf("%s \n", dp-&gt;d_name);</text:p>
      <text:p text:style-name="P3"><text:tab/><text:tab/>}</text:p>
      <text:p text:style-name="P3"/>
      <text:p text:style-name="P3"><text:tab/><text:tab/>closedir(dirp);</text:p>
      <text:p text:style-name="P3"><text:tab/>}</text:p>
      <text:p text:style-name="P3">}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22:39:12.619924740</meta:creation-date>
    <dc:date>2016-10-18T22:49:42.634955337</dc:date>
    <meta:editing-duration>PT12S</meta:editing-duration>
    <meta:editing-cycles>1</meta:editing-cycles>
    <meta:document-statistic meta:table-count="0" meta:image-count="0" meta:object-count="0" meta:page-count="7" meta:paragraph-count="309" meta:word-count="855" meta:character-count="5697" meta:non-whitespace-character-count="4783"/>
    <meta:generator>LibreOffice/5.1.4.2$Linux_X86_64 LibreOffice_project/10m0$Build-2</meta:generator>
  </office:meta>
</office:document-meta>
</file>